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7E6718D3435E12A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746"/>
    </style:style>
    <style:style style:name="P2" style:family="paragraph" style:parent-style-name="Standard">
      <style:paragraph-properties fo:text-align="center" style:justify-single-word="false"/>
      <style:text-properties officeooo:paragraph-rsid="0015e74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e746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4.01" style:data-style-name="N0">4.01</text:variable-set>: Special Projectiles</text:p>
      <text:p text:style-name="P2"/>
      <text:list xml:id="list1662213595913403108" text:style-name="L1">
        <text:list-item>
          <text:p text:style-name="P3">You throw a rock at 15 m/s directly toward the horizon, while standing at the edge of a 20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246093238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210253160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1"/>
      <text:p text:style-name="P1"/>
      <text:p text:style-name="P1"/>
      <text:list xml:id="list204752624958590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1"/>
      <text:p text:style-name="P1"/>
      <text:p text:style-name="P1"/>
      <text:list xml:id="list204752799627976" text:continue-numbering="true" text:style-name="L1">
        <text:list-item>
          <text:p text:style-name="P3">A soldier is practicing at the shooting range. The target is 25 meters away. <text:s/>His rifle has a muzzle-speed of 10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222083152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439009818" text:continue-numbering="true" text:style-name="L1">
        <text:list-item>
          <text:p text:style-name="P3">A pitcher throws a fastball at 30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4265363445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1"/>
      <text:p text:style-name="P1"/>
      <text:p text:style-name="P1"/>
      <text:list xml:id="list204754073515356" text:continue-numbering="true" text:style-name="L1">
        <text:list-item>
          <text:p text:style-name="P3"><text:soft-page-break/>A cannon is placed on a wall, 20 meters above the surrounding area. <text:s/>The cannon shoots cannonballs at a speed of 25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463597999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849506422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655086153" text:continue-numbering="true" text:style-name="L1">
        <text:list-item>
          <text:p text:style-name="P3">Billy-Bob rolls a bowling ball off a 40-meter high cliff. <text:s/>The ball lands 23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53860154003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1"/>
      <text:p text:style-name="P1"/>
      <text:p text:style-name="P1"/>
      <text:list xml:id="list204752771807324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1"/>
      <text:p text:style-name="P1"/>
      <text:p text:style-name="P1"/>
      <text:list xml:id="list204753211275521" text:continue-numbering="true" text:style-name="L1">
        <text:list-item>
          <text:p text:style-name="P3">You are attempting to drive your car over a 2-meter wide gap in the road. <text:s/>If both sides of the road are at the same height, are are perfectly level, how fast would you need to go in order to make it across?</text:p>
        </text:list-item>
      </text:list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E6718D3435E12A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7:52.43409433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31.657805632</meta:creation-date>
    <meta:editing-duration>PT1M39S</meta:editing-duration>
    <meta:editing-cycles>4</meta:editing-cycles>
    <meta:generator>LibreOffice/5.0.6.2$Linux_X86_64 LibreOffice_project/00$Build-2</meta:generator>
    <meta:initial-creator>Jonas Williamson</meta:initial-creator>
    <dc:date>2016-08-29T20:47:52.407695052</dc:date>
    <meta:document-statistic meta:table-count="0" meta:image-count="2" meta:object-count="0" meta:page-count="2" meta:paragraph-count="23" meta:word-count="343" meta:character-count="1750" meta:non-whitespace-character-count="1407"/>
  </office:meta>
</office:document-meta>
</file>